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.506cm"/>
      <style:paragraph-properties style:writing-mode="lr-tb"/>
    </style:style>
    <style:style style:name="pr4" style:family="presentation" style:parent-style-name="Blue_5f_Curve-outline1">
      <style:graphic-properties fo:min-height="5.576cm"/>
      <style:paragraph-properties style:writing-mode="lr-tb"/>
    </style:style>
    <style:style style:name="pr5" style:family="presentation" style:parent-style-name="Blue_5f_Curv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draw:frame presentation:style-name="pr1" draw:layer="layout" svg:width="25.199cm" svg:height="3.506cm" svg:x="0cm" svg:y="6.503cm" presentation:class="title">
          <draw:text-box>
            <text:p>ASSIGNMENT E</text:p>
          </draw:text-box>
        </draw:frame>
        <presentation:notes draw:style-name="dp1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>
        <draw:frame presentation:style-name="pr3" draw:layer="layout" svg:width="25.199cm" svg:height="3.506cm" svg:x="1cm" svg:y="0.8cm" presentation:class="title" presentation:user-transformed="true">
          <draw:text-box>
            <text:p>What Is SSH</text:p>
          </draw:text-box>
        </draw:frame>
        <draw:frame presentation:style-name="pr4" draw:text-style-name="P2" draw:layer="layout" svg:width="25.199cm" svg:height="4.4cm" svg:x="1.201cm" svg:y="5.4cm" presentation:class="outline" presentation:user-transformed="true">
          <draw:text-box>
            <text:list text:style-name="L2">
              <text:list-header>
                <text:p text:style-name="P2"><text:span text:style-name="T1">SSH, also known as Secure </text:span><text:span text:style-name="T1">Shell or Secure Socket Shell, is </text:span><text:span text:style-name="T1">a network protocol that gives </text:span><text:span text:style-name="T1">users, particularly system </text:span><text:span text:style-name="T1">administrators, a secure way to </text:span><text:span text:style-name="T1">access a computer over an </text:span><text:span text:style-name="T1">unsecured network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>
        <draw:frame presentation:style-name="pr3" draw:layer="layout" svg:width="25.199cm" svg:height="3.506cm" svg:x="0.8cm" svg:y="0.4cm" presentation:class="title" presentation:user-transformed="true">
          <draw:text-box>
            <text:p>What Is SFTP</text:p>
          </draw:text-box>
        </draw:frame>
        <draw:frame presentation:style-name="pr4" draw:text-style-name="P2" draw:layer="layout" svg:width="25.199cm" svg:height="5.826cm" svg:x="1.201cm" svg:y="5.974cm" presentation:class="outline" presentation:user-transformed="true">
          <draw:text-box>
            <text:list text:style-name="L2">
              <text:list-header>
                <text:p text:style-name="P2"><text:span text:style-name="T1">Secure File Transfer Protocol </text:span><text:span text:style-name="T1">(SFTP) is a file protocol for </text:span><text:span text:style-name="T1">transferring large files over the </text:span><text:span text:style-name="T1">web. It builds on the File </text:span><text:span text:style-name="T1">Transfer Protocol (FTP) and </text:span><text:span text:style-name="T1">includes Secure Shell (SSH) </text:span><text:span text:style-name="T1">security component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2T3">
        <draw:frame presentation:style-name="pr3" draw:layer="layout" svg:width="25.199cm" svg:height="3.506cm" svg:x="1cm" svg:y="0.294cm" presentation:class="title" presentation:user-transformed="true">
          <draw:text-box>
            <text:p>SSH And SFTP Differences</text:p>
          </draw:text-box>
        </draw:frame>
        <draw:frame presentation:style-name="pr4" draw:text-style-name="P2" draw:layer="layout" svg:width="12.297cm" svg:height="16cm" svg:x="1.303cm" svg:y="4cm" presentation:class="outline" presentation:user-transformed="true">
          <draw:text-box>
            <text:list text:style-name="L2">
              <text:list-item>
                <text:p text:style-name="P2"><text:span text:style-name="T1">SSH provides authentication </text:span><text:span text:style-name="T1">and secure logins for </text:span><text:span text:style-name="T1">communication.</text:span></text:p>
              </text:list-item>
              <text:list-item>
                <text:p text:style-name="P2"><text:span text:style-name="T1">SSH uses keys i.e, either public </text:span><text:span text:style-name="T1">or private keys for </text:span><text:span text:style-name="T1">communication.</text:span></text:p>
              </text:list-item>
              <text:list-item>
                <text:p text:style-name="P2"><text:span text:style-name="T1">SSH provides port forwarding to </text:span><text:span text:style-name="T1">pass an SSH connection.</text:span></text:p>
              </text:list-item>
              <text:list-item>
                <text:p text:style-name="P2"><text:span text:style-name="T1">SSH has its architecture.</text:span></text:p>
              </text:list-item>
              <text:list-item>
                <text:p text:style-name="P2"><text:span text:style-name="T1">SSH uses a secure file transfer </text:span><text:span text:style-name="T1">mechanism.</text:span></text:p>
              </text:list-item>
            </text:list>
          </draw:text-box>
        </draw:frame>
        <draw:frame presentation:style-name="pr4" draw:text-style-name="P2" draw:layer="layout" svg:width="12.297cm" svg:height="17.2cm" svg:x="13.903cm" svg:y="3.8cm" presentation:class="outline" presentation:user-transformed="true">
          <draw:text-box>
            <text:list text:style-name="L2">
              <text:list-item>
                <text:p text:style-name="P2"><text:span text:style-name="T1">SFTP provides a secure </text:span><text:span text:style-name="T1">channel for transferring files </text:span><text:span text:style-name="T1">between the two endpoints.</text:span></text:p>
              </text:list-item>
              <text:list-item>
                <text:p text:style-name="P2"><text:span text:style-name="T1">SFTP uses one channel to </text:span><text:span text:style-name="T1">transmit data.</text:span></text:p>
              </text:list-item>
              <text:list-item>
                <text:p text:style-name="P2"><text:span text:style-name="T1">SFTP provides encryption for </text:span><text:span text:style-name="T1">sending the data.</text:span></text:p>
              </text:list-item>
              <text:list-item>
                <text:p text:style-name="P2"><text:span text:style-name="T1">SFTP is built over SSH </text:span><text:span text:style-name="T1">architecture.</text:span></text:p>
              </text:list-item>
              <text:list-item>
                <text:p text:style-name="P2"><text:span text:style-name="T1">SFTP uses the tunnel transfer </text:span><text:span text:style-name="T1">metho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>
        <draw:frame presentation:style-name="pr3" draw:layer="layout" svg:width="25.199cm" svg:height="3.506cm" svg:x="1cm" svg:y="0.294cm" presentation:class="title" presentation:user-transformed="true">
          <draw:text-box>
            <text:p>SSH And SFTP Similarities</text:p>
          </draw:text-box>
        </draw:frame>
        <draw:frame presentation:style-name="pr4" draw:layer="layout" svg:width="25.199cm" svg:height="5.826cm" svg:x="1.4cm" svg:y="4.574cm" presentation:class="outline" presentation:user-transformed="true">
          <draw:text-box>
            <text:list text:style-name="L2">
              <text:list-item>
                <text:p>SFTP cannot exist without SSH — SFTP uses SSH as the binding agent to transfer files securely.</text:p>
              </text:list-item>
              <text:list-item>
                <text:p><text:s/>In other words, SSH protocol is used in the file transfer mechanism SFTP. </text:p>
              </text:list-item>
              <text:list-item>
                <text:p>In fact, most SSH servers include SFTP capabilities. </text:p>
              </text:list-item>
              <text:list-item>
                <text:p>However, not all SFTP servers support SSH commands and action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">
        <draw:frame presentation:style-name="pr3" draw:layer="layout" svg:width="25.199cm" svg:height="3.506cm" svg:x="0.801cm" svg:y="0.2cm" presentation:class="title" presentation:user-transformed="true">
          <draw:text-box>
            <text:p>Use Of SSh</text:p>
          </draw:text-box>
        </draw:frame>
        <draw:frame presentation:style-name="pr4" draw:layer="layout" svg:width="25.199cm" svg:height="5.826cm" svg:x="1.8cm" svg:y="4.174cm" presentation:class="outline" presentation:user-transformed="true">
          <draw:text-box>
            <text:list text:style-name="L2">
              <text:list-item>
                <text:p>Secure remote access to resources.</text:p>
              </text:list-item>
              <text:list-item>
                <text:p>Remote execution of commands.</text:p>
              </text:list-item>
              <text:list-item>
                <text:p>Delivery of software patches and updates.</text:p>
              </text:list-item>
              <text:list-item>
                <text:p>Interactive and automated file transf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">
        <draw:frame presentation:style-name="pr3" draw:layer="layout" svg:width="25.199cm" svg:height="3.506cm" svg:x="1.201cm" svg:y="0.294cm" presentation:class="title" presentation:user-transformed="true">
          <draw:text-box>
            <text:p>Use Of SFTP</text:p>
          </draw:text-box>
        </draw:frame>
        <draw:frame presentation:style-name="pr4" draw:layer="layout" svg:width="25.199cm" svg:height="5.826cm" svg:x="1.201cm" svg:y="3.774cm" presentation:class="outline" presentation:user-transformed="true">
          <draw:text-box>
            <text:list text:style-name="L2">
              <text:list-item>
                <text:p>When You Need to Protect Your Data.</text:p>
              </text:list-item>
              <text:list-item>
                <text:p>When You Need to Protect Your Business</text:p>
              </text:list-item>
              <text:list-item>
                <text:p>When You Need Enhanced Scalabilit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">
        <draw:frame presentation:style-name="pr3" draw:layer="layout" svg:width="25.199cm" svg:height="3.506cm" svg:x="0.601cm" svg:y="0.094cm" presentation:class="title" presentation:user-transformed="true">
          <draw:text-box>
            <text:p>Popular Tools For SSH</text:p>
          </draw:text-box>
        </draw:frame>
        <draw:frame presentation:style-name="pr4" draw:layer="layout" svg:width="25.199cm" svg:height="11.493cm" svg:x="1.4cm" svg:y="5.6cm" presentation:class="outline" presentation:user-transformed="true">
          <draw:text-box>
            <text:list text:style-name="L2">
              <text:list-item>
                <text:p>PUTTY</text:p>
              </text:list-item>
              <text:list-item>
                <text:p>Solar Putty</text:p>
              </text:list-item>
              <text:list-item>
                <text:p>SecureCRT</text:p>
              </text:list-item>
              <text:list-item>
                <text:p>MremoteNG</text:p>
              </text:list-item>
              <text:list-item>
                <text:p>MobaXte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">
        <draw:frame presentation:style-name="pr3" draw:layer="layout" svg:width="25.199cm" svg:height="3.506cm" svg:x="0.6cm" svg:y="0.094cm" presentation:class="title" presentation:user-transformed="true">
          <draw:text-box>
            <text:p>Popular Tools For SFTP</text:p>
          </draw:text-box>
        </draw:frame>
        <draw:frame presentation:style-name="pr4" draw:layer="layout" svg:width="25.199cm" svg:height="8.2cm" svg:x="1.201cm" svg:y="4cm" presentation:class="outline" presentation:user-transformed="true">
          <draw:text-box>
            <text:list text:style-name="L2">
              <text:list-item>
                <text:p>WinSCP</text:p>
              </text:list-item>
              <text:list-item>
                <text:p>FileZilla</text:p>
              </text:list-item>
              <text:list-item>
                <text:p>CyberDuck</text:p>
              </text:list-item>
              <text:list-item>
                <text:p>MonstaFTP</text:p>
              </text:list-item>
              <text:list-item>
                <text:p>SolarWinds FTP Voyager Cl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01:57:35.018565529</meta:creation-date>
    <meta:editing-duration>PT24S</meta:editing-duration>
    <meta:editing-cycles>2</meta:editing-cycles>
    <meta:generator>LibreOffice/6.4.6.2$Linux_X86_64 LibreOffice_project/40$Build-2</meta:generator>
    <dc:title>Blue Curve</dc:title>
    <dc:date>2021-10-09T02:31:00.155889230</dc:date>
    <meta:document-statistic meta:object-count="71"/>
  </office:meta>
</office:document-meta>
</file>